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24-02-22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23-01-25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22-01-25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21-06-23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21-04-06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20-02-03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19-02-07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18-02-07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17-02-0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16-01-27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15-01-22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14-01-29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13-01-29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12-01-25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11-02-1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10-01-28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0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08-01-30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07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06-01-18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0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0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0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9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9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9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8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8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8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7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7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71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6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69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6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6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68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67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4801</text:p>
          </table:table-cell>
          <table:table-cell office:value-type="string" calcext:value-type="string">
            <text:p>196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1" meta:object-count="0"/>
    <meta:user-defined meta:name="AppVersion">3.0</meta:user-defined>
  </office:meta>
</office:document-meta>
</file>